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text-properties style:font-name="Arial" fo:font-size="12pt" style:font-size-asian="12pt" style:font-name-complex="Arial" style:font-size-complex="12pt"/>
    </style:style>
    <style:style style:name="P2" style:family="paragraph" style:parent-style-name="Normal">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P3" style:family="paragraph" style:parent-style-name="Normal">
      <style:text-properties style:font-name="Arial" fo:font-size="12pt" fo:font-style="italic" style:text-underline-style="solid" style:text-underline-width="auto" style:text-underline-color="font-color" fo:font-weight="bold" style:font-size-asian="12pt" style:font-style-asian="italic" style:font-weight-asian="bold" style:font-name-complex="Arial" style:font-size-complex="12pt" style:font-style-complex="italic" style:font-weight-complex="bold"/>
    </style:style>
    <style:style style:name="P4" style:family="paragraph" style:parent-style-name="Normal">
      <style:text-properties style:font-name="Arial" fo:font-size="12pt" fo:font-style="italic" style:text-underline-style="none" fo:font-weight="bold" style:font-size-asian="12pt" style:font-style-asian="italic" style:font-weight-asian="bold" style:font-name-complex="Arial" style:font-size-complex="12pt" style:font-style-complex="italic" style:font-weight-complex="bold"/>
    </style:style>
    <style:style style:name="P5" style:family="paragraph" style:parent-style-name="Normal">
      <style:text-properties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6" style:family="paragraph" style:parent-style-name="Normal">
      <style:text-properties style:font-name="Arial" fo:font-size="12pt" fo:font-weight="normal" style:font-size-asian="12pt" style:font-weight-asian="normal" style:font-name-complex="Arial" style:font-size-complex="12pt" style:font-weight-complex="normal"/>
    </style:style>
    <style:style style:name="P7" style:family="paragraph" style:parent-style-name="Normal" style:list-style-name="L1">
      <style:text-properties style:font-name="Arial" fo:font-size="12pt" style:font-size-asian="12pt" style:font-name-complex="Arial" style:font-size-complex="12pt"/>
    </style:style>
    <style:style style:name="P8" style:family="paragraph" style:parent-style-name="Normal">
      <style:text-properties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9" style:family="paragraph" style:parent-style-name="Normal">
      <style:text-properties style:font-name="Arial" fo:font-size="12pt" fo:font-style="normal"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P10" style:family="paragraph" style:parent-style-name="Normal">
      <style:text-properties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P11" style:family="paragraph" style:parent-style-name="Normal" style:list-style-name="L2">
      <style:text-properties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none" style:font-style-asian="italic" style:font-style-complex="italic"/>
    </style:style>
    <style:style style:name="T4"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g 2012-04-25</text:p>
      <text:p text:style-name="P1">Deltagere fremmødt: René, Sam, Søren, Cong, Nicolaj, Michael, Yusuf (meget sent)<text:line-break/>Digitalt fremmødt: Ingen<text:line-break/>Ikke fremmødt: Ingen.</text:p>
      <text:p text:style-name="P1">Dagens møde går ud på at lave sprintplanning. Målet for det tredje sprint er at <text:span text:style-name="T1">have noget, der virker og få databasen oppe og køre samt lave vægten. </text:span></text:p>
      <text:p text:style-name="P6">Det vigtigste er at tage resterne, så vi ikke sidder det gamle, så de skal tages med, og de rettes langsomt af SCRUMmaster, som gennem-tjekker, hvad der er lavet, så de resterende tasks kan minimeres. </text:p>
      <text:p text:style-name="P1">Endvidere skal folk også huske at skrive dokumentation i systemarkitekturen. </text:p>
      <text:p text:style-name="P1">MVVM og refactoring skal gå hånd i hånd, men problemet ligger i, at man ikke ved, hvad der er lavet MVVM og hvad der ikke er....</text:p>
      <text:p text:style-name="P1">Vi anvender i dette sprint at kunne bruge TDD.</text:p>
      <text:p text:style-name="P1">Ud fra vores mål gælder det om at få de følgende ting til at virke:</text:p>
      <text:list xml:id="list30288304" text:style-name="L1">
        <text:list-item>
          <text:p text:style-name="P7">ID 2</text:p>
        </text:list-item>
        <text:list-item>
          <text:p text:style-name="P7">ID 3</text:p>
        </text:list-item>
        <text:list-item>
          <text:p text:style-name="P7">ID 6</text:p>
        </text:list-item>
        <text:list-item>
          <text:p text:style-name="P7">ID 7</text:p>
        </text:list-item>
        <text:list-item>
          <text:p text:style-name="P7">ID 39</text:p>
        </text:list-item>
      </text:list>
      <text:p text:style-name="P1">ID 2 er der lavet tasks for, så her skal ID 6's tasks laves:</text:p>
      <text:p text:style-name="P3">ID 6: Points – 6,5 dage</text:p>
      <text:p text:style-name="P2">Kravspecifikation/accepttest: 0,5 dag</text:p>
      <text:p text:style-name="P2">Refactor: 1 dag</text:p>
      <text:p text:style-name="P2">Implementering (TDD): 4 dage</text:p>
      <text:p text:style-name="P2">Database konvertering: 1 dag</text:p>
      <text:p text:style-name="P3"/>
      <text:p text:style-name="P3">ID 39: Points – 12 dage</text:p>
      <text:p text:style-name="P2">Kravspecifikation/accepttest: 1 dag</text:p>
      <text:p text:style-name="P2">Implementering (STK: ADC – elektronik): 5 dage</text:p>
      <text:p text:style-name="P2">Test af forstærkeren: 2 dage</text:p>
      <text:p text:style-name="P2"><text:soft-page-break/>Implementering (DSL): 2 dage</text:p>
      <text:p text:style-name="P2">Dokumentation: 2 dage</text:p>
      <text:p text:style-name="P2"/>
      <text:p text:style-name="P3">ID 3: Points – 7 dage</text:p>
      <text:p text:style-name="P4">Kravspecifikation/accepttest: 1 dag</text:p>
      <text:p text:style-name="P4">GUI-implementering og dens lag (TDD): 3 dage</text:p>
      <text:p text:style-name="P4">Implementering (TDD) af databasen: 2 dage</text:p>
      <text:p text:style-name="P4">Refactor: 1 dag</text:p>
      <text:p text:style-name="P5"/>
      <text:p text:style-name="P5">Det skal noteres, at det er her, vi stopper. Dermed udelader vi ID 7, som evt. kan sættes ind, hvis der er plads til det. </text:p>
      <text:p text:style-name="P5">To personer (Michael og Sam) skal lige se på, hvornår det er muligt at sætte sig til at holde review for Mortens gruppe, så det lige vil være godt at kigge igennem. </text:p>
      <text:p text:style-name="P5">Der skal sættes et møde af til Poul – vi aftaler et <text:span text:style-name="T2">FAST MØDE med Poul torsdag d. 17. maj</text:span><text:span text:style-name="T3">, </text:span><text:span text:style-name="T4">men det kan altid ændres, hvis man gerne vil gøre det tidligere. </text:span></text:p>
      <text:p text:style-name="P9">Poul har skrevet tilbage og sagt, at mødet holdes onsdag d. 16 kl. 10.15.</text:p>
      <text:p text:style-name="P10">Problemer med GUI ved integrationstest.</text:p>
      <text:list xml:id="list30530761" text:style-name="L2">
        <text:list-item>
          <text:p text:style-name="P11">'Choose operation for robot' skal fikses.</text:p>
        </text:list-item>
        <text:list-item>
          <text:p text:style-name="P11">InOutService</text:p>
        </text:list-item>
        <text:list-item>
          <text:p text:style-name="P11">IDE-fanen (tjek ID 17-branch)</text:p>
        </text:list-item>
        <text:list-item>
          <text:p text:style-name="P11">ID 19 er ikke kommet med. </text:p>
        </text:list-item>
        <text:list-item>
          <text:p text:style-name="P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a" fo:country="DK"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a" fo:country="DK"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Calibri" style:font-name-asian="Calibri" style:font-name-complex="Times New Roman" fo:hyphenate="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Normal" style:class="chapter">
      <style:paragraph-properties fo:margin-top="0cm" fo:margin-bottom="0.529cm" fo:line-height="100%" fo:hyphenation-ladder-count="no-limit" fo:padding="0cm" fo:border-left="none" fo:border-right="none" fo:border-top="none" fo:border-bottom="0.99pt solid #4f81bd" style:shadow="none"/>
      <style:text-properties fo:color="#17365d" style:font-name="Cambria" fo:font-size="26pt" fo:letter-spacing="0.009cm" style:letter-kerning="true" style:font-name-asian="Times New Roman"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eafsnit"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style:style>
    <style:style style:name="Standardskrifttype_20_i_20_afsnit" style:display-name="Standardskrifttype i afsnit" style:family="text"/>
    <style:style style:name="Titel_20_Tegn" style:display-name="Titel Tegn" style:family="text" style:parent-style-name="Standardskrifttype_20_i_20_afsnit">
      <style:text-properties fo:color="#17365d" style:font-name="Cambria" fo:font-size="26pt" fo:letter-spacing="0.009cm" style:letter-kerning="true" style:font-name-asian="Times New Roman" style:font-size-asian="26pt" style:font-name-complex="Times New Roman" style:font-size-complex="26pt"/>
    </style:style>
    <style:style style:name="WW_5f_CharLFO1LVL1" style:display-name="WW_CharLFO1LVL1" style:family="text">
      <style:text-properties style:font-name="Arial" style:font-name-asian="Calibri" style:font-name-complex="Aria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dc9775d-05ecbee-0851ad3-1586698-727bf66</meta:generator>
    <meta:initial-creator>Sam Luu Tong</meta:initial-creator>
    <meta:creation-date>2012-02-23T07:52:00Z</meta:creation-date>
    <dc:date>2012-04-25T10:49:56.88</dc:date>
    <meta:editing-cycles>6</meta:editing-cycles>
    <meta:editing-duration>PT11M4S</meta:editing-duration>
    <meta:document-statistic meta:table-count="0" meta:image-count="0" meta:object-count="0" meta:page-count="2" meta:paragraph-count="39" meta:word-count="373" meta:character-count="2031" meta:non-whitespace-character-count="1699"/>
    <meta:template xlink:type="simple" xlink:actuate="onRequest" xlink:title="" xlink:href="Normal"/>
  </office:meta>
</office:document-meta>
</file>